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54d9" officeooo:paragraph-rsid="001954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ON RDS Multi-AZ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3:00:34.949507669</meta:creation-date>
    <dc:date>2023-07-03T13:01:00.834949127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4.5.1$Linux_X86_64 LibreOffice_project/40$Build-1</meta:generator>
  </office:meta>
</office:document-meta>
</file>